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FDB00000DA6D69A0F8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rial2" svg:font-family="Arial" style:font-family-generic="roman"/>
    <style:font-face style:name="Arial1" svg:font-family="Arial" style:font-family-generic="swiss"/>
    <style:font-face style:name="Bitstream Vera Sans" svg:font-family="'Bitstream Vera Sans'" style:font-family-generic="roman"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othic" svg:font-family="Gothic"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Table1" style:family="table">
      <style:table-properties style:width="6.5375in" table:align="margins"/>
    </style:style>
    <style:style style:name="Table1.A" style:family="table-column">
      <style:table-column-properties style:column-width="3.2681in" style:rel-column-width="32764*"/>
    </style:style>
    <style:style style:name="Table1.B" style:family="table-column">
      <style:table-column-properties style:column-width="3.2694in" style:rel-column-width="32771*"/>
    </style:style>
    <style:style style:name="Table1.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cccccc" fo:padding="0.0382in" fo:border="0.0007in solid #000000">
        <style:background-image/>
      </style:table-cell-properties>
    </style:style>
    <style:style style:name="Table1.A2" style:family="table-cell">
      <style:table-cell-properties fo:background-color="#e6e6e6" fo:padding="0.0382in" fo:border-left="0.0007in solid #000000" fo:border-right="none" fo:border-top="none" fo:border-bottom="0.0007in solid #000000">
        <style:background-image/>
      </style:table-cell-properties>
    </style:style>
    <style:style style:name="Table1.B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1.A3" style:family="table-cell">
      <style:table-cell-properties fo:background-color="transparent" fo:padding="0.0382in" fo:border-left="0.0007in solid #000000" fo:border-right="none" fo:border-top="none" fo:border-bottom="0.0007in solid #000000">
        <style:background-image/>
      </style:table-cell-properties>
    </style:style>
    <style:style style:name="Table1.B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Header">
      <style:paragraph-properties fo:padding="0.0193in" fo:border-left="none" fo:border-right="none" fo:border-top="0.0346in solid #000080" fo:border-bottom="0.0071in solid #000080" style:shadow="none"/>
      <style:text-properties style:font-name="Arial"/>
    </style:style>
    <style:style style:name="P2" style:family="paragraph" style:parent-style-name="Header">
      <style:paragraph-properties fo:padding="0.0193in" fo:border-left="none" fo:border-right="none" fo:border-top="0.0346in solid #000080" fo:border-bottom="0.0071in solid #000080" style:shadow="none"/>
      <style:text-properties style:font-name="Arial" fo:font-size="16pt" style:font-size-asian="16pt" style:font-size-complex="16pt"/>
    </style:style>
    <style:style style:name="P3" style:family="paragraph" style:parent-style-name="Header">
      <style:paragraph-properties fo:padding="0.0193in" fo:border-left="none" fo:border-right="none" fo:border-top="0.0071in solid #000080" fo:border-bottom="0.0346in solid #000080" style:shadow="none"/>
    </style:style>
    <style:style style:name="P4" style:family="paragraph" style:parent-style-name="Table_20_Contents">
      <style:paragraph-properties fo:margin-top="0.0398in" fo:margin-bottom="0in" fo:padding="0in" fo:border-left="none" fo:border-right="none" fo:border-top="0.0138in solid #000080" fo:border-bottom="none" style:shadow="none"/>
      <style:text-properties style:font-name="Arial" fo:font-size="10pt" style:font-size-asian="10pt" style:font-size-complex="10pt"/>
    </style:style>
    <style:style style:name="P5" style:family="paragraph" style:parent-style-name="Table_20_Contents">
      <style:paragraph-properties fo:margin-top="0.0398in" fo:margin-bottom="0in"/>
      <style:text-properties style:font-name="Arial" fo:font-size="9pt" fo:font-weight="bold" style:font-size-asian="9pt" style:font-weight-asian="bold" style:font-size-complex="9pt" style:font-weight-complex="bold"/>
    </style:style>
    <style:style style:name="P6" style:family="paragraph" style:parent-style-name="Standard">
      <style:paragraph-properties fo:margin-top="0in" fo:margin-bottom="0.0398in" fo:text-align="justify" style:justify-single-word="false" fo:background-color="transparent" style:shadow="none">
        <style:background-image/>
      </style:paragraph-properties>
      <style:text-properties style:font-name="Arial" fo:font-size="10pt" style:font-size-asian="10pt" style:font-size-complex="10pt"/>
    </style:style>
    <style:style style:name="P7" style:family="paragraph" style:parent-style-name="Standard">
      <style:paragraph-properties fo:margin-top="0in" fo:margin-bottom="0.0398in" fo:text-align="justify" style:justify-single-word="false" fo:background-color="transparent" style:shadow="none">
        <style:background-image/>
      </style:paragraph-properties>
      <style:text-properties style:font-name="Arial" fo:font-size="8pt" fo:font-weight="normal" style:font-name-asian="Lucida Sans Unicode" style:font-size-asian="8pt" style:font-weight-asian="normal" style:font-name-complex="Tahoma" style:font-size-complex="8pt" style:font-weight-complex="normal"/>
    </style:style>
    <style:style style:name="P8" style:family="paragraph" style:parent-style-name="Heading_20_1">
      <style:paragraph-properties fo:margin-top="0.1665in" fo:margin-bottom="0.0835in" fo:keep-with-next="always"/>
    </style:style>
    <style:style style:name="P9" style:family="paragraph" style:parent-style-name="Heading_20_1">
      <style:paragraph-properties fo:margin-top="0.1665in" fo:margin-bottom="0.0835in" fo:keep-with-next="always"/>
      <style:text-properties style:font-name="Arial" fo:font-size="16.1000003814697pt" fo:font-weight="bold" style:font-name-asian="Lucida Sans Unicode" style:font-size-asian="16.1000003814697pt" style:font-weight-asian="bold" style:font-name-complex="Tahoma" style:font-size-complex="16.1000003814697pt" style:font-weight-complex="bold"/>
    </style:style>
    <style:style style:name="P10" style:family="paragraph" style:parent-style-name="Text_20_body">
      <style:paragraph-properties fo:text-align="justify" style:justify-single-word="false"/>
      <style:text-properties style:font-name="Arial1" fo:font-size="10pt" style:font-size-asian="10pt" style:font-size-complex="10pt"/>
    </style:style>
    <style:style style:name="P11" style:family="paragraph" style:parent-style-name="Text_20_body">
      <style:paragraph-properties fo:text-align="justify" style:justify-single-word="false"/>
      <style:text-properties style:font-name="Arial2" fo:font-size="10pt" style:font-name-asian="Arial2" style:font-size-asian="10pt" style:font-name-complex="Arial2" style:font-size-complex="10pt"/>
    </style:style>
    <style:style style:name="P12" style:family="paragraph" style:parent-style-name="Standard">
      <style:text-properties style:font-name="Arial" fo:font-size="10pt" style:font-size-asian="10pt" style:font-size-complex="10pt"/>
    </style:style>
    <style:style style:name="P13" style:family="paragraph" style:parent-style-name="Standard">
      <style:paragraph-properties fo:text-align="justify" style:justify-single-word="false"/>
      <style:text-properties style:font-name="Arial" fo:font-size="10pt" style:font-size-asian="10pt" style:font-size-complex="10pt"/>
    </style:style>
    <style:style style:name="P14" style:family="paragraph" style:parent-style-name="Heading_20_1">
      <style:paragraph-properties fo:text-align="justify" style:justify-single-word="false"/>
      <style:text-properties style:font-name="Arial1" fo:font-size="10pt" fo:font-weight="normal" style:font-size-asian="10pt" style:font-weight-asian="normal" style:font-size-complex="10pt" style:font-weight-complex="normal"/>
    </style:style>
    <style:style style:name="P15" style:family="paragraph" style:parent-style-name="Table_20_Contents">
      <style:text-properties style:font-name="Arial1" fo:font-size="10pt" fo:font-weight="bold" style:font-name-asian="Lucida Sans Unicode" style:font-size-asian="10pt" style:font-weight-asian="bold" style:font-name-complex="Tahoma" style:font-size-complex="10pt" style:font-weight-complex="bold"/>
    </style:style>
    <style:style style:name="P16" style:family="paragraph" style:parent-style-name="Table_20_Contents">
      <style:text-properties style:font-name="Arial1" fo:font-size="10pt" style:font-size-asian="10pt" style:font-size-complex="10pt"/>
    </style:style>
    <style:style style:name="P17" style:family="paragraph" style:parent-style-name="Table_20_Contents" style:master-page-name="">
      <style:paragraph-properties fo:margin-left="0.0398in" fo:margin-right="0.0398in" fo:margin-top="0.0783in" fo:margin-bottom="0.0398in" fo:text-indent="0in" style:auto-text-indent="false" fo:padding="0in" fo:border-left="none" fo:border-right="none" fo:border-top="0.0008in solid #000080" fo:border-bottom="none" style:shadow="none"/>
      <style:text-properties style:font-name="Arial" fo:font-size="8pt" style:font-size-asian="8pt" style:font-size-complex="8pt"/>
    </style:style>
    <style:style style:name="P18" style:family="paragraph" style:parent-style-name="Table_20_Contents" style:master-page-name="">
      <style:paragraph-properties fo:margin-left="0.0398in" fo:margin-right="0.0398in" fo:margin-top="0.0783in" fo:margin-bottom="0.0398in" fo:text-indent="0in" style:auto-text-indent="false" fo:padding="0in" fo:border-left="none" fo:border-right="none" fo:border-top="0.0008in solid #000080" fo:border-bottom="none" style:shadow="none"/>
      <style:text-properties style:font-name="Arial" fo:font-size="8pt" style:font-size-asian="8pt" style:font-size-complex="8pt"/>
    </style:style>
    <style:style style:name="P19" style:family="paragraph">
      <style:paragraph-properties fo:margin-left="0in" fo:margin-right="0in" fo:margin-top="0in" fo:margin-bottom="0in" fo:line-height="100%" fo:text-align="center" text:enable-numbering="false" fo:text-indent="0in"/>
    </style:style>
    <style:style style:name="P20"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Bitstream Vera Sans" fo:font-size="8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P21" style:family="paragraph">
      <style:paragraph-properties fo:margin-left="0in" fo:margin-right="0in" fo:margin-top="0in" fo:margin-bottom="0in" fo:line-height="100%" text:enable-numbering="false" fo:text-indent="0in"/>
    </style:style>
    <style:style style:name="P22"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Bitstream Vera Sans" fo:font-size="8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P23"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Bitstream Vera Sans" fo:font-size="18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P24" style:family="paragraph">
      <style:paragraph-properties fo:text-align="center"/>
    </style:style>
    <style:style style:name="P25"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Bitstream Vera Sans" fo:font-size="12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26"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Bitstream Vera Sans" fo:font-size="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27"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Bitstream Vera Sans" fo:font-size="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28" style:family="paragraph">
      <style:paragraph-properties fo:margin-left="0in" fo:margin-right="0in" fo:margin-top="0in" fo:margin-bottom="0.1472in" fo:text-align="justify" fo:text-indent="0in" style:text-autospace="none"/>
    </style:style>
    <style:style style:name="T1" style:family="text">
      <style:text-properties fo:font-size="16pt" style:font-size-asian="16pt" style:font-size-complex="16pt"/>
    </style:style>
    <style:style style:name="T2" style:family="text">
      <style:text-properties style:font-name="Arial" fo:font-weight="bold" style:font-weight-asian="bold" style:font-weight-complex="bold"/>
    </style:style>
    <style:style style:name="T3" style:family="text">
      <style:text-properties style:font-name="Arial" fo:font-size="16.1000003814697pt" fo:font-weight="bold" style:font-name-asian="Lucida Sans Unicode" style:font-size-asian="16.1000003814697pt" style:font-weight-asian="bold" style:font-name-complex="Tahoma" style:font-size-complex="16.1000003814697pt" style:font-weight-complex="bold"/>
    </style:style>
    <style:style style:name="T4" style:family="text">
      <style:text-properties fo:font-size="9pt" style:font-size-asian="9pt" style:font-size-complex="9pt"/>
    </style:style>
    <style:style style:name="T5" style:family="text">
      <style:text-properties fo:font-size="9pt" fo:font-weight="bold" style:font-size-asian="9pt" style:font-weight-asian="bold" style:font-size-complex="9pt" style:font-weight-complex="bold"/>
    </style:style>
    <style:style style:name="T6" style:family="text">
      <style:text-properties fo:font-weight="bold" style:font-weight-asian="bold" style:font-weight-complex="bold"/>
    </style:style>
    <style:style style:name="T7" style:family="text">
      <style:text-properties fo:color="#000000" fo:font-weight="normal" style:font-name-asian="Arial2" style:font-weight-asian="normal" style:font-name-complex="Arial2" style:font-weight-complex="normal"/>
    </style:style>
    <style:style style:name="T8" style:family="text">
      <style:text-properties style:font-name-asian="Arial2" style:font-name-complex="Arial2"/>
    </style:style>
    <style:style style:name="T9" style:family="text">
      <style:text-properties style:use-window-font-color="true" style:text-outline="false" style:text-line-through-style="none" style:font-name="Bitstream Vera Sans" fo:font-size="8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T10" style:family="text">
      <style:text-properties style:use-window-font-color="true" style:text-outline="false" style:text-line-through-style="none" style:font-name="Bitstream Vera Sans" fo:font-size="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11" style:family="text">
      <style:text-properties style:font-name="Bitstream Vera Serif" fo:font-size="8pt" fo:language="en" fo:country="US" style:language-asian="en" style:country-asian="US" style:font-size-complex="8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1181in">
          <style:column style:rel-width="32767*" fo:start-indent="0in" fo:end-indent="0.0591in"/>
          <style:column style:rel-width="32768*" fo:start-indent="0.0591in" fo:end-indent="0in"/>
        </style:columns>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fo:min-height="0.5256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fo:min-height="0.3583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fo:min-height="0.1909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0098in" svg:stroke-color="#000000" draw:marker-start="" draw:marker-start-width="0.0929in" draw:marker-start-center="false" draw:marker-end="Arrow" draw:marker-end-width="0.0547in" draw:marker-end-center="false" draw:fill="solid" draw:fill-color="#99ccff" draw:textarea-horizontal-align="center" draw:textarea-vertical-align="middle" fo:padding-top="0.0047in" fo:padding-bottom="0.0047in" fo:padding-left="0.0047in" fo:padding-right="0.0047in"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h text:style-name="Heading_20_1" text:outline-level="1">Introduction</text:h>
        <text:p text:style-name="P6">The functional verification is a bottleneck in the manufacturing of today's integrated circuits. This operation consumes between 50 – 80 percent of the design project, being a time consuming operation and also an expensive one. CSLC offers a way to do this faster, with lower costs and less manpower. </text:p>
        <text:h text:style-name="P9" text:outline-level="1">Description</text:h>
        <text:p text:style-name="P6">A vector is an ordered set of signal values captured at a specific event.</text:p>
        <text:p text:style-name="P6">CSL vectors and state data objects are used in conjunction with the CSL testbench to test DUTs.</text:p>
        <text:p text:style-name="P6">CSL vectors and state data mean <text:s/>integrated part of the CSL languages. Hardware developers to test their designs faster and more efficiently by using both test vectors and test data states to test a design.</text:p>
        <text:p text:style-name="P6"><draw:g text:anchor-type="paragraph" draw:z-index="5" draw:style-name="gr10"><draw:g draw:style-name="gr7"><draw:g draw:style-name="gr7"><draw:rect draw:style-name="gr11" draw:text-style-name="P25" svg:width="1.3949in" svg:height="1.0531in" svg:x="0.7882in" svg:y="0.2772in"><text:p/></draw:rect><draw:g draw:style-name="gr7"><draw:rect draw:style-name="gr12" draw:text-style-name="P26" svg:width="0.5004in" svg:height="0.2406in" svg:x="0.8256in" svg:y="0.4772in"><text:p text:style-name="P19"><text:span text:style-name="T10">stimulus</text:span></text:p></draw:rect><draw:line draw:style-name="gr13" draw:text-style-name="P23" svg:x1="1.3244in" svg:y1="0.5972in" svg:x2="1.6591in" svg:y2="0.5972in"><text:p/></draw:line></draw:g><draw:rect draw:style-name="gr12" draw:text-style-name="P26" svg:width="0.5642in" svg:height="0.2398in" svg:x="1.5827in" svg:y="1.0291in"><text:p text:style-name="P19"><text:span text:style-name="T10">expected</text:span></text:p></draw:rect><draw:g draw:style-name="gr7"><draw:rect draw:style-name="gr12" draw:text-style-name="P26" svg:width="0.4051in" svg:height="0.4051in" svg:x="1.6598in" svg:y="0.4055in"><text:p text:style-name="P19"><text:span text:style-name="T10">golden</text:span></text:p><text:p text:style-name="P19"><text:span text:style-name="T10">model</text:span></text:p></draw:rect><draw:line draw:style-name="gr13" draw:text-style-name="P23" svg:x1="1.8673in" svg:y1="0.8102in" svg:x2="1.8673in" svg:y2="1.0291in"><text:p/></draw:line></draw:g></draw:g><draw:g draw:style-name="gr7"><draw:g draw:style-name="gr7"><draw:rect draw:style-name="gr12" draw:text-style-name="P26" svg:width="0.313in" svg:height="0.5307in" svg:x="1.689in" svg:y="1.6209in"><text:p text:style-name="P19"><text:span text:style-name="T10">exp</text:span></text:p><text:p text:style-name="P19"><text:span text:style-name="T10">file</text:span></text:p></draw:rect><draw:line draw:style-name="gr13" draw:text-style-name="P23" svg:x1="1.8673in" svg:y1="1.2772in" svg:x2="1.8673in" svg:y2="1.6307in"><text:p/></draw:line></draw:g><draw:g draw:style-name="gr7"><draw:rect draw:style-name="gr12" draw:text-style-name="P26" svg:width="0.3134in" svg:height="0.5307in" svg:x="0.9638in" svg:y="1.6209in"><text:p text:style-name="P19"><text:span text:style-name="T10">stim</text:span></text:p><text:p text:style-name="P19"><text:span text:style-name="T10">file</text:span></text:p></draw:rect><draw:line draw:style-name="gr13" draw:text-style-name="P23" svg:x1="1.1173in" svg:y1="0.7173in" svg:x2="1.1173in" svg:y2="1.6217in"><text:p/></draw:line></draw:g></draw:g></draw:g><draw:frame draw:style-name="gr14" draw:text-style-name="P27" svg:width="0.6886in" svg:height="0.2453in" svg:x="0.7953in" svg:y="2.1157in"><draw:text-box><text:p text:style-name="P21"><text:span text:style-name="T10">stim.vec</text:span></text:p></draw:text-box></draw:frame><draw:frame draw:style-name="gr14" draw:text-style-name="P27" svg:width="0.8134in" svg:height="0.2453in" svg:x="1.4626in" svg:y="2.1157in"><draw:text-box><text:p text:style-name="P28"><text:span text:style-name="T11">expect.vec</text:span></text:p></draw:text-box></draw:frame><draw:frame draw:style-name="gr14" draw:text-style-name="P27" svg:width="0.7823in" svg:height="0.2453in" svg:x="1.0972in" svg:y="0.102in"><draw:text-box><text:p text:style-name="P28"><text:span text:style-name="T11">C++ code</text:span></text:p></draw:text-box></draw:frame></draw:g><draw:line text:anchor-type="paragraph" draw:z-index="4" draw:style-name="gr9" draw:text-style-name="P24" svg:x1="0.2665in" svg:y1="2.5335in" svg:x2="2.7713in" svg:y2="2.5335in"><text:p/></draw:line></text:p>
        <text:p text:style-name="P7"><text:span text:style-name="T6">Figure1.</text:span>Use the DUT C++ reference model (simulator) create the expect vectors </text:p>
        <text:h text:style-name="P9" text:outline-level="1">Features</text:h>
        <text:p text:style-name="P10"><text:span text:style-name="T7">C++ uses the CSL vector(s) and state data generated writers to generate the ectors and <text:s/>state data. </text:span><text:span text:style-name="T8">These components make the C++ Simulator and CSLC generated Verilog testbench.</text:span></text:p>
        <text:p text:style-name="P10">The DUT inside the testbench can be tested using the stimulus/expected vectors or state data the testbench using a PLI interface. The vector state data be sent from the C++ sim to the testbench via a socket (PLI or file).</text:p>
        <text:p text:style-name="P11">Vector and State data capture events that indicates when to turn on and off the recording of the vectors and state data. Each time an event occurs the associated vectors and state data is recorded in a file. </text:p>
        <text:h text:style-name="Heading_20_1" text:outline-level="1">Benefits</text:h>
        <text:p text:style-name="P10">By using CSL Verification Components and CSL Testbench, bottlenecks in developing new circuits or systems can be avoided.</text:p>
        <text:p text:style-name="P10">Creation of verification components is far more easier in CSLC because of the help of C++ Simulator.</text:p>
        <text:p text:style-name="P10">Generated vectors in C++ and RTL guarantee consistent signal name, size, signal order and current start capture to stop</text:p>
        <text:h text:style-name="P8" text:outline-level="1"><text:span text:style-name="T3">Architecture</text:span> Diagram</text:h>
        <text:p text:style-name="Text_20_body"><draw:g text:anchor-type="paragraph" draw:z-index="2" draw:style-name="gr1"><draw:custom-shape draw:style-name="gr2" draw:text-style-name="P20" svg:width="0.6969in" svg:height="0.9949in" svg:x="0.0917in" svg:y="0.1472in"><text:p text:style-name="P19"><text:span text:style-name="T9">C++</text:span></text:p><text:p text:style-name="P19"><text:span text:style-name="T9">simulator</text:span></text:p><draw:enhanced-geometry svg:viewBox="0 0 21600 21600" draw:type="rectangle" draw:enhanced-path="M 0 0 L 21600 0 21600 21600 0 21600 0 0 Z N"/></draw:custom-shape><draw:frame draw:style-name="gr3" draw:text-style-name="P22" svg:width="1.0114in" svg:height="0.6248in" svg:x="0.7055in" svg:y="0.4122in"><draw:text-box><text:p text:style-name="P21"><text:span text:style-name="T9">PLI socket</text:span></text:p><text:p text:style-name="P21"><text:span text:style-name="T9"/></text:p><text:p text:style-name="P21"><text:span text:style-name="T9"><text:s text:c="3"/></text:span><text:span text:style-name="T9">or file</text:span></text:p></draw:text-box></draw:frame><draw:custom-shape draw:style-name="gr4" draw:text-style-name="P23" svg:width="1.6213in" svg:height="1.3287in" svg:x="1.5398in" svg:y="0.0047in"><text:p/><draw:enhanced-geometry svg:viewBox="0 0 21600 21600" draw:type="rectangle" draw:enhanced-path="M 0 0 L 21600 0 21600 21600 0 21600 0 0 Z N"/></draw:custom-shape><draw:custom-shape draw:style-name="gr4" draw:text-style-name="P23" svg:width="0.6185in" svg:height="0.3488in" svg:x="2.4335in" svg:y="0.3921in"><text:p/><draw:enhanced-geometry svg:viewBox="0 0 21600 21600" draw:type="rectangle" draw:enhanced-path="M 0 0 L 21600 0 21600 21600 0 21600 0 0 Z N"/></draw:custom-shape><draw:custom-shape draw:style-name="gr4" draw:text-style-name="P23" svg:width="1.0724in" svg:height="0.198in" svg:x="1.9843in" svg:y="0.0709in"><text:p/><draw:enhanced-geometry svg:viewBox="0 0 21600 21600" draw:type="rectangle" draw:enhanced-path="M 0 0 L 21600 0 21600 21600 0 21600 0 0 Z N"/></draw:custom-shape><draw:custom-shape draw:style-name="gr4" draw:text-style-name="P23" svg:width="1.0205in" svg:height="0.1976in" svg:x="1.5736in" svg:y="0.9709in"><text:p/><draw:enhanced-geometry svg:viewBox="0 0 21600 21600" draw:type="rectangle" draw:enhanced-path="M 0 0 L 21600 0 21600 21600 0 21600 0 0 Z N"/></draw:custom-shape><draw:frame draw:style-name="gr5" draw:text-style-name="P22" svg:width="1.2768in" svg:height="0.4571in" svg:x="1.8965in" svg:y="0.0504in"><draw:text-box><text:p text:style-name="P21"><text:span text:style-name="T9">stim_verif_comp</text:span></text:p></draw:text-box></draw:frame><draw:frame draw:style-name="gr5" draw:text-style-name="P22" svg:width="1.2197in" svg:height="0.4571in" svg:x="1.4728in" svg:y="0.9693in"><draw:text-box><text:p text:style-name="P21"><text:span text:style-name="T9">exp_verif_comp</text:span></text:p></draw:text-box></draw:frame><draw:frame draw:style-name="gr6" draw:text-style-name="P22" svg:width="0.6287in" svg:height="0.2898in" svg:x="2.487in" svg:y="0.465in"><draw:text-box><text:p text:style-name="P21"><text:span text:style-name="T9">DUT</text:span></text:p></draw:text-box></draw:frame><draw:g draw:style-name="gr7"><draw:custom-shape draw:style-name="gr4" draw:text-style-name="P23" svg:width="0.278in" svg:height="0.187in" svg:x="2.7898in" svg:y="0.9866in"><text:p/><draw:enhanced-geometry svg:viewBox="0 0 21600 21600" draw:glue-points="10800 0 3160 3160 0 10800 3160 18440 10800 21600 18440 18440 21600 10800 18440 3160" draw:text-areas="3200 3200 18400 18400" draw:type="ellipse"/></draw:custom-shape><draw:g draw:style-name="gr7"><draw:line draw:style-name="gr8" draw:text-style-name="P23" svg:x1="2.9571in" svg:y1="1.0555in" svg:x2="3.0142in" svg:y2="1.0555in"><text:p/></draw:line><draw:line draw:style-name="gr8" draw:text-style-name="P23" svg:x1="2.8492in" svg:y1="1.1063in" svg:x2="2.9055in" svg:y2="1.1063in"><text:p/></draw:line><draw:line draw:style-name="gr8" draw:text-style-name="P23" svg:x1="2.8492in" svg:y1="1.0555in" svg:x2="2.9055in" svg:y2="1.0555in"><text:p/></draw:line><draw:line draw:style-name="gr8" draw:text-style-name="P23" svg:x1="2.9571in" svg:y1="1.1063in" svg:x2="3.0142in" svg:y2="1.1063in"><text:p/></draw:line></draw:g></draw:g><draw:custom-shape draw:style-name="gr4" draw:text-style-name="P23" svg:width="0.7398in" svg:height="0.1232in" svg:x="0.7937in" svg:y="0.5854in"><text:p/><draw:enhanced-geometry svg:viewBox="0 0 21600 21600" draw:text-areas="0 ?f0 ?f5 ?f2" draw:type="right-arrow" draw:modifiers="18139.4028968371 8325.481798715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23" svg:width="0.0539in" svg:height="0.1232in" svg:x="2.5646in" svg:y="0.2728in"><text:p/><draw:enhanced-geometry svg:viewBox="0 0 21600 21600" draw:mirror-horizontal="false" draw:mirror-vertical="false" draw:text-areas="?f0 0 ?f2 ?f5" draw:type="down-arrow" draw:modifiers="15309.6359743041 6722.44897959184"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23" svg:width="0.0425in" svg:height="0.2469in" svg:x="2.9051in" svg:y="0.7409in"><text:p/><draw:enhanced-geometry svg:viewBox="0 0 21600 21600" draw:mirror-horizontal="false" draw:mirror-vertical="false" draw:text-areas="?f0 0 ?f2 ?f5" draw:type="down-arrow" draw:modifiers="17993.867120954 6612.24489795918"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23" svg:width="0.1913in" svg:height="0.0441in" svg:x="2.5937in" svg:y="1.053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8" draw:text-style-name="P23" svg:x1="2.9264in" svg:y1="1.1764in" svg:x2="2.9264in" svg:y2="1.2626in"><text:p/></draw:line></draw:g><text:tab/></text:p>
        <text:p text:style-name="Text_20_body"/>
        <text:p text:style-name="P12"><text:s text:c="7"/></text:p>
        <text:p text:style-name="P12"/>
        <text:p text:style-name="P12"/>
        <text:p text:style-name="P12"/>
        <text:p text:style-name="P12"/>
        <text:h text:style-name="P9" text:outline-level="1">Dependences</text:h>
        <text:h text:style-name="P14" text:outline-level="1">This component has no dependences.</text:h>
        <text:h text:style-name="Heading_20_1" text:outline-level="1">Supported formats</text:h>
        <text:p text:style-name="P13">CSL Verification Components can be updated from files created by the C++ Simulator or by using a PLI socket.</text:p>
        <text:p text:style-name="P12"/>
        <text:p text:style-name="P12"/>
        <text:p text:style-name="P12"><draw:frame draw:style-name="fr1" draw:name="Frame1" text:anchor-type="paragraph" svg:x="0.0264in" svg:y="0.0547in" svg:width="6.6571in" draw:z-index="3"><draw:text-box fo:min-height="4.7854in"><text:p text:style-name="Frame_20_contents"/><table:table table:name="Table1" table:style-name="Table1"><table:table-column table:style-name="Table1.A"/><table:table-column table:style-name="Table1.B"/><table:table-row><table:table-cell table:style-name="Table1.A1" office:value-type="string"><text:p text:style-name="P15">Verification Components Features</text:p></table:table-cell><table:table-cell table:style-name="Table1.B1" office:value-type="string"><text:p text:style-name="P15">Benefits</text:p></table:table-cell></table:table-row><table:table-row><table:table-cell table:style-name="Table1.A2" office:value-type="string"><text:p text:style-name="P16">Test vectors and state data specifications</text:p></table:table-cell><table:table-cell table:style-name="Table1.B2" office:value-type="string"><text:p text:style-name="P16">Enables transaction level modeling verification <text:s/>support for both combinational and sequential design</text:p></table:table-cell></table:table-row><table:table-row><table:table-cell table:style-name="Table1.A3" office:value-type="string"><text:p text:style-name="P16">Vectors and state data are automatically associated with input and output interfaces in units that testbenches are built for</text:p></table:table-cell><table:table-cell table:style-name="Table1.B3" office:value-type="string"><text:p text:style-name="P16">No need to copy unit information to the vector <text:s/>or state data description</text:p></table:table-cell></table:table-row><table:table-row><table:table-cell table:style-name="Table1.A2" office:value-type="string"><text:p text:style-name="P16">Verification components used by both testbench and C++ simulator generator in the verification environment</text:p></table:table-cell><table:table-cell table:style-name="Table1.B2" office:value-type="string"><text:p text:style-name="P16">Unified data structure for software and hardware models</text:p></table:table-cell></table:table-row><table:table-row><table:table-cell table:style-name="Table1.A3" office:value-type="string"><text:p text:style-name="P16">Incremental design</text:p></table:table-cell><table:table-cell table:style-name="Table1.B3" office:value-type="string"><text:p text:style-name="P16">Easy to modify initial specification with minimal design effort</text:p></table:table-cell></table:table-row><table:table-row><table:table-cell table:style-name="Table1.A2" office:value-type="string"><text:p text:style-name="P16">Integration with CSL Interconnect components</text:p></table:table-cell><table:table-cell table:style-name="Table1.B2" office:value-type="string"><text:p text:style-name="P16">Supports high level constructs like interfaces, signal groups</text:p></table:table-cell></table:table-row><table:table-row><table:table-cell table:style-name="Table1.A3" office:value-type="string"><text:p text:style-name="P16">Updates to interconect and design hierarchy are checked against the vector and state data descriptions automatically </text:p></table:table-cell><table:table-cell table:style-name="Table1.B3" office:value-type="string"><text:p text:style-name="P16">No need to maintain parallel sets of interfaces. The unit interface information is reused automatically</text:p></table:table-cell></table:table-row><table:table-row><table:table-cell table:style-name="Table1.A2" office:value-type="string"><text:p text:style-name="P16">Configurable verification components (future)</text:p></table:table-cell><table:table-cell table:style-name="Table1.B2" office:value-type="string"><text:p text:style-name="P16">Ability to include opcodes in verification components in order to implement branching and looping in testbench.</text:p></table:table-cell></table:table-row></table:table><text:p text:style-name="Standard"/></draw:text-box></draw:frame></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rial2" svg:font-family="Arial" style:font-family-generic="roman"/>
    <style:font-face style:name="Arial1" svg:font-family="Arial" style:font-family-generic="swiss"/>
    <style:font-face style:name="Bitstream Vera Sans" svg:font-family="'Bitstream Vera Sans'" style:font-family-generic="roman"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othic" svg:font-family="Gothic"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padding="0.0193in" fo:border-left="none" fo:border-right="none" fo:border-top="0.0346in solid #000080" fo:border-bottom="0.0071in solid #000080" style:shadow="none"/>
      <style:text-properties style:font-name="Arial"/>
    </style:style>
    <style:style style:name="P2" style:family="paragraph" style:parent-style-name="Header">
      <style:paragraph-properties fo:padding="0.0193in" fo:border-left="none" fo:border-right="none" fo:border-top="0.0346in solid #000080" fo:border-bottom="0.0071in solid #000080" style:shadow="none"/>
      <style:text-properties style:font-name="Arial" fo:font-size="16pt" style:font-size-asian="16pt" style:font-size-complex="16pt"/>
    </style:style>
    <style:style style:name="P3" style:family="paragraph" style:parent-style-name="Header">
      <style:paragraph-properties fo:padding="0.0193in" fo:border-left="none" fo:border-right="none" fo:border-top="0.0071in solid #000080" fo:border-bottom="0.0346in solid #000080" style:shadow="none"/>
    </style:style>
    <style:style style:name="P4" style:family="paragraph" style:parent-style-name="Table_20_Contents" style:master-page-name="">
      <style:paragraph-properties fo:margin-left="0.0398in" fo:margin-right="0.0398in" fo:margin-top="0.0783in" fo:margin-bottom="0.0398in" fo:text-indent="0in" style:auto-text-indent="false" fo:padding="0in" fo:border-left="none" fo:border-right="none" fo:border-top="0.0008in solid #000080" fo:border-bottom="none" style:shadow="none"/>
      <style:text-properties style:font-name="Arial" fo:font-size="8pt" style:font-size-asian="8pt" style:font-size-complex="8pt"/>
    </style:style>
    <style:style style:name="P5" style:family="paragraph" style:parent-style-name="Table_20_Contents">
      <style:paragraph-properties fo:margin-top="0.0398in" fo:margin-bottom="0in" fo:padding="0in" fo:border-left="none" fo:border-right="none" fo:border-top="0.0138in solid #000080" fo:border-bottom="none" style:shadow="none"/>
      <style:text-properties style:font-name="Arial" fo:font-size="10pt" style:font-size-asian="10pt" style:font-size-complex="10pt"/>
    </style:style>
    <style:style style:name="P6" style:family="paragraph" style:parent-style-name="Table_20_Contents">
      <style:paragraph-properties fo:margin-top="0.0398in" fo:margin-bottom="0in"/>
      <style:text-properties style:font-name="Arial" fo:font-size="9pt" fo:font-weight="bold" style:font-size-asian="9pt" style:font-weight-asian="bold" style:font-size-complex="9pt" style:font-weight-complex="bold"/>
    </style:style>
    <style:style style:name="T1" style:family="text">
      <style:text-properties fo:font-size="16pt" style:font-size-asian="16pt" style:font-size-complex="16pt"/>
    </style:style>
    <style:style style:name="T2" style:family="text">
      <style:text-properties style:font-name="Arial" fo:font-weight="bold" style:font-weight-asian="bold" style:font-weight-complex="bold"/>
    </style:style>
    <style:style style:name="T3" style:family="text">
      <style:text-properties fo:font-size="9pt" style:font-size-asian="9pt" style:font-size-complex="9pt"/>
    </style:style>
    <style:style style:name="T4" style:family="text">
      <style:text-properties fo:font-size="9pt" fo:font-weight="bold" style:font-size-asian="9pt" style:font-weight-asian="bold" style:font-size-complex="9pt"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2362in" fo:margin-left="0in" fo:margin-right="0in" fo:margin-top="0.1965in" style:dynamic-spacing="fals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number:date-style style:name="N106">
      <number:year number:style="long"/>
    </number:date-style>
  </office:automatic-styles>
  <office:master-styles>
    <style:master-page style:name="Standard" style:page-layout-name="pm1" style:next-style-name="First_20_Page">
      <style:header>
        <text:p text:style-name="P1"><draw:frame draw:style-name="fr1" draw:name="graphics1" text:anchor-type="char" svg:x="0.0555in" svg:y="0.0937in" svg:width="2.4819in" svg:height="0.6626in" draw:z-index="0"><draw:image xlink:href="Pictures/2000000700002FDB00000DA6D69A0F8C.svm" xlink:type="simple" xlink:show="embed" xlink:actuate="onLoad"/></draw:frame><text:tab/><text:tab/><text:span text:style-name="T1">CSL Product Family</text:span></text:p>
        <text:p text:style-name="P2"><text:tab/><text:tab/>CSL Verification Components</text:p>
        <text:p text:style-name="P2"/>
        <text:p text:style-name="P3"><text:tab/><text:tab/><text:span text:style-name="T2">Datasheet</text:span></text:p>
      </style:header>
      <style:footer>
        <text:p text:style-name="P4">Copyright <text:s/>© <text:date style:data-style-name="N106" text:date-value="2007-02-27T18:30:58.10" text:fixed="true">2007</text:date> <text:s/>Fastpath Logic, Inc. Copying in any form without the expressed written permission of Fastpath Logic, Inc. is prohibited. All specifications are subject to change without notice.</text:p>
        <text:p text:style-name="P5"><text:span text:style-name="T3">(v.0.</text:span><text:span text:style-name="T3"><text:editing-cycles>64</text:editing-cycles></text:span><text:span text:style-name="T3">) </text:span><text:span text:style-name="T3"><text:date style:data-style-name="N76" text:date-value="2008-06-23T12:33:24.99">June 23, 2008</text:date></text:span><text:span text:style-name="T3"><text:tab/><text:tab/> <text:s text:c="12"/><text:tab/></text:span><text:span text:style-name="T4">www.fastpathlogic.com</text:span><text:span text:style-name="T3"><text:tab/><text:tab/><text:tab/><text:tab/><text:tab/></text:span><text:span text:style-name="T3"><text:page-number text:select-page="current">2</text:page-number></text:span></text:p>
        <text:p text:style-name="P6">Product specification</text:p>
      </style:footer>
    </style:master-page>
    <style:master-page style:name="First_20_Page" style:display-name="First Page" style:page-layout-name="pm2" style:next-style-name="Standard">
      <style:header>
        <text:p text:style-name="Header"><text:tab/><text:tab/><draw:frame draw:style-name="fr2" draw:name="graphics3" text:anchor-type="char" svg:x="0.0555in" svg:width="0.8465in" svg:height="0.1681in" draw:z-index="1"><draw:image xlink:href="Pictures/2000000700002FDB00000DA6D69A0F8C.svm" xlink:type="simple" xlink:show="embed" xlink:actuate="onLoad"/></draw:frame></text:p>
      </style:header>
      <style:footer>
        <text:p text:style-name="P4">Copyright <text:s/>© <text:date style:data-style-name="N106" text:date-value="2007-02-27T18:30:58.10" text:fixed="true">2007</text:date> <text:s/>Fastpath Logic, Inc. Copying in any form without the expressed written permission of Fastpath Logic, Inc. is prohibited. All specifications are subject to change without notice.</text:p>
        <text:p text:style-name="P5"><text:span text:style-name="T3">(v.0.</text:span><text:span text:style-name="T3"><text:editing-cycles>64</text:editing-cycles></text:span><text:span text:style-name="T3">) </text:span><text:span text:style-name="T3"><text:date style:data-style-name="N76" text:date-value="2007-02-27T18:20:40.45" text:fixed="true">February 27, 2007</text:date></text:span><text:span text:style-name="T3"><text:tab/><text:tab/><text:tab/></text:span><text:span text:style-name="T4">www.fastpathlogic.com</text:span><text:span text:style-name="T3"><text:tab/><text:tab/><text:tab/><text:tab/><text:tab/></text:span><text:span text:style-name="T3"><text:page-number text:select-page="current">2</text:page-number></text:span></text:p>
        <text:p text:style-name="P6">Product specificati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initial-creator>Cristian-Gyozo Haba</meta:initial-creator>
    <meta:creation-date>2007-02-27T18:09:27</meta:creation-date>
    <dc:date>2008-06-23T12:33:25</dc:date>
    <meta:printed-by>Catalin Buletin</meta:printed-by>
    <meta:print-date>2007-04-16T14:52:35</meta:print-date>
    <dc:language>en-US</dc:language>
    <meta:editing-cycles>64</meta:editing-cycles>
    <meta:editing-duration>PT12H42M36S</meta:editing-duration>
    <meta:user-defined meta:name="Info 1"/>
    <meta:user-defined meta:name="Info 2"/>
    <meta:user-defined meta:name="Info 3"/>
    <meta:user-defined meta:name="Info 4"/>
    <meta:document-statistic meta:table-count="1" meta:image-count="2" meta:object-count="0" meta:page-count="2" meta:paragraph-count="48" meta:word-count="543" meta:character-count="3620"/>
  </office:meta>
</office:document-meta>
</file>